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M Mono 12" svg:font-family="'LM Mono 12'"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M Sans 12" svg:font-family="'LM Sans 12'"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in" fo:margin-bottom="0in" style:contextual-spacing="false" fo:line-height="150%"/>
      <style:text-properties style:font-name="LM Sans 12" officeooo:rsid="00113768" officeooo:paragraph-rsid="00113768"/>
    </style:style>
    <style:style style:name="P2" style:family="paragraph" style:parent-style-name="Standard">
      <style:paragraph-properties fo:margin-top="0in" fo:margin-bottom="0in" style:contextual-spacing="false" fo:line-height="150%"/>
      <style:text-properties style:font-name="LM Sans 12" fo:font-size="14pt" fo:font-weight="bold" officeooo:rsid="001376a9" officeooo:paragraph-rsid="001376a9" style:font-size-asian="12.25pt" style:font-weight-asian="bold" style:font-size-complex="14pt" style:font-weight-complex="bold"/>
    </style:style>
    <style:style style:name="P3" style:family="paragraph" style:parent-style-name="Standard">
      <style:paragraph-properties fo:margin-top="0in" fo:margin-bottom="0in" style:contextual-spacing="false" fo:line-height="150%"/>
      <style:text-properties style:font-name="LM Sans 12" fo:font-size="10pt" officeooo:rsid="000c26e9" officeooo:paragraph-rsid="000c26e9" style:font-size-asian="10pt" style:font-size-complex="10pt"/>
    </style:style>
    <style:style style:name="P4" style:family="paragraph" style:parent-style-name="Standard">
      <style:paragraph-properties fo:margin-top="0in" fo:margin-bottom="0in" style:contextual-spacing="false" fo:line-height="150%"/>
      <style:text-properties style:font-name="LM Sans 12" fo:font-size="10pt" officeooo:rsid="000e8521" officeooo:paragraph-rsid="000e8521" style:font-size-asian="10pt" style:font-size-complex="10pt"/>
    </style:style>
    <style:style style:name="P5" style:family="paragraph" style:parent-style-name="Standard">
      <style:paragraph-properties fo:margin-top="0in" fo:margin-bottom="0in" style:contextual-spacing="false" fo:line-height="150%"/>
      <style:text-properties style:font-name="LM Sans 12" fo:font-size="10pt" officeooo:rsid="000e8521" officeooo:paragraph-rsid="00102ff1" style:font-size-asian="10pt" style:font-size-complex="10pt"/>
    </style:style>
    <style:style style:name="P6" style:family="paragraph" style:parent-style-name="Standard">
      <style:paragraph-properties fo:margin-top="0in" fo:margin-bottom="0in" style:contextual-spacing="false" fo:line-height="150%"/>
      <style:text-properties style:font-name="LM Sans 12" fo:font-size="10pt" officeooo:rsid="00113768" officeooo:paragraph-rsid="00113768" style:font-size-asian="10pt" style:font-size-complex="10pt"/>
    </style:style>
    <style:style style:name="P7" style:family="paragraph" style:parent-style-name="Standard">
      <style:paragraph-properties fo:margin-top="0in" fo:margin-bottom="0in" style:contextual-spacing="false" fo:line-height="150%"/>
      <style:text-properties style:font-name="LM Sans 12" fo:font-size="10pt" officeooo:rsid="00121ac4" officeooo:paragraph-rsid="00121ac4" style:font-size-asian="10pt" style:font-size-complex="10pt"/>
    </style:style>
    <style:style style:name="P8" style:family="paragraph" style:parent-style-name="Standard">
      <style:paragraph-properties fo:margin-top="0in" fo:margin-bottom="0in" style:contextual-spacing="false" fo:line-height="150%"/>
      <style:text-properties style:font-name="LM Sans 12" fo:font-size="10pt" officeooo:rsid="00294e2f" officeooo:paragraph-rsid="00294e2f" style:font-size-asian="10pt" style:font-size-complex="10pt"/>
    </style:style>
    <style:style style:name="P9" style:family="paragraph" style:parent-style-name="Standard">
      <style:paragraph-properties fo:margin-top="0in" fo:margin-bottom="0in" style:contextual-spacing="false" fo:line-height="150%"/>
      <style:text-properties style:font-name="LM Sans 12" fo:font-size="10pt" officeooo:rsid="0016d2e7" officeooo:paragraph-rsid="0016d2e7" style:font-size-asian="8.75pt" style:font-size-complex="10pt"/>
    </style:style>
    <style:style style:name="P10" style:family="paragraph" style:parent-style-name="Standard">
      <style:paragraph-properties fo:margin-top="0in" fo:margin-bottom="0in" style:contextual-spacing="false" fo:line-height="150%"/>
      <style:text-properties style:font-name="LM Sans 12" fo:font-size="10pt" officeooo:rsid="0019f254" officeooo:paragraph-rsid="0019f254" style:font-size-asian="8.75pt" style:font-size-complex="10pt"/>
    </style:style>
    <style:style style:name="P11" style:family="paragraph" style:parent-style-name="Standard">
      <style:paragraph-properties fo:margin-top="0in" fo:margin-bottom="0in" style:contextual-spacing="false" fo:line-height="150%"/>
      <style:text-properties style:font-name="LM Sans 12" fo:font-size="10pt" officeooo:rsid="001d48e7" officeooo:paragraph-rsid="001d48e7" style:font-size-asian="8.75pt" style:font-size-complex="10pt"/>
    </style:style>
    <style:style style:name="P12" style:family="paragraph" style:parent-style-name="Standard">
      <style:paragraph-properties fo:margin-top="0in" fo:margin-bottom="0in" style:contextual-spacing="false" fo:line-height="150%"/>
      <style:text-properties style:font-name="LM Sans 12" fo:font-size="10pt" officeooo:rsid="001f632f" officeooo:paragraph-rsid="001f632f" style:font-size-asian="8.75pt" style:font-size-complex="10pt"/>
    </style:style>
    <style:style style:name="P13" style:family="paragraph" style:parent-style-name="Standard">
      <style:paragraph-properties fo:margin-top="0in" fo:margin-bottom="0in" style:contextual-spacing="false" fo:line-height="150%"/>
      <style:text-properties style:font-name="LM Sans 12" fo:font-size="10pt" officeooo:rsid="0020864a" officeooo:paragraph-rsid="0020864a" style:font-size-asian="8.75pt" style:font-size-complex="10pt"/>
    </style:style>
    <style:style style:name="P14" style:family="paragraph" style:parent-style-name="Standard">
      <style:paragraph-properties fo:margin-top="0in" fo:margin-bottom="0in" style:contextual-spacing="false" fo:line-height="150%"/>
      <style:text-properties style:font-name="LM Sans 12" fo:font-size="10pt" officeooo:rsid="002327a3" officeooo:paragraph-rsid="002327a3" style:font-size-asian="8.75pt" style:font-size-complex="10pt"/>
    </style:style>
    <style:style style:name="P15" style:family="paragraph" style:parent-style-name="Standard">
      <style:paragraph-properties fo:margin-top="0in" fo:margin-bottom="0in" style:contextual-spacing="false" fo:line-height="150%"/>
      <style:text-properties style:font-name="LM Sans 12" fo:font-size="10pt" officeooo:rsid="0028161c" officeooo:paragraph-rsid="0028161c" style:font-size-asian="8.75pt" style:font-size-complex="10pt"/>
    </style:style>
    <style:style style:name="P16" style:family="paragraph" style:parent-style-name="Standard">
      <style:paragraph-properties fo:margin-top="0in" fo:margin-bottom="0in" style:contextual-spacing="false" fo:line-height="150%"/>
      <style:text-properties style:font-name="LM Sans 12" fo:font-size="10pt" officeooo:rsid="002e90e8" officeooo:paragraph-rsid="002e90e8" style:font-size-asian="8.75pt" style:font-size-complex="10pt"/>
    </style:style>
    <style:style style:name="P17" style:family="paragraph" style:parent-style-name="Standard">
      <style:paragraph-properties fo:margin-top="0in" fo:margin-bottom="0in" style:contextual-spacing="false" fo:line-height="150%"/>
      <style:text-properties style:font-name="LM Sans 12" fo:font-size="10pt" officeooo:rsid="0032f200" officeooo:paragraph-rsid="0032f200" style:font-size-asian="8.75pt" style:font-size-complex="10pt"/>
    </style:style>
    <style:style style:name="P18" style:family="paragraph" style:parent-style-name="Standard">
      <style:paragraph-properties fo:margin-top="0in" fo:margin-bottom="0in" style:contextual-spacing="false" fo:line-height="150%"/>
      <style:text-properties style:font-name="LM Sans 12" fo:font-size="10pt" officeooo:rsid="0035a16f" officeooo:paragraph-rsid="0035a16f" style:font-size-asian="8.75pt" style:font-size-complex="10pt"/>
    </style:style>
    <style:style style:name="P19" style:family="paragraph" style:parent-style-name="Standard">
      <style:paragraph-properties fo:margin-top="0in" fo:margin-bottom="0in" style:contextual-spacing="false" fo:line-height="150%"/>
      <style:text-properties style:font-name="LM Sans 12" fo:font-size="10pt" officeooo:rsid="00371a69" officeooo:paragraph-rsid="00371a69" style:font-size-asian="8.75pt" style:font-size-complex="10pt"/>
    </style:style>
    <style:style style:name="P20" style:family="paragraph" style:parent-style-name="Standard">
      <style:paragraph-properties fo:margin-top="0in" fo:margin-bottom="0in" style:contextual-spacing="false" fo:line-height="150%"/>
      <style:text-properties style:font-name="DejaVu Sans Condensed" officeooo:rsid="000d0dd6" officeooo:paragraph-rsid="000d0dd6"/>
    </style:style>
    <style:style style:name="P21" style:family="paragraph" style:parent-style-name="Standard">
      <style:paragraph-properties fo:margin-top="0in" fo:margin-bottom="0in" style:contextual-spacing="false" fo:line-height="150%"/>
      <style:text-properties style:font-name="DejaVu Sans Condensed" officeooo:rsid="000d0dd6" officeooo:paragraph-rsid="000e8521"/>
    </style:style>
    <style:style style:name="P22" style:family="paragraph" style:parent-style-name="Standard">
      <style:paragraph-properties fo:margin-top="0in" fo:margin-bottom="0in" style:contextual-spacing="false" fo:line-height="150%"/>
      <style:text-properties style:font-name="DejaVu Sans Condensed" officeooo:rsid="000e8521" officeooo:paragraph-rsid="00102ff1"/>
    </style:style>
    <style:style style:name="P23" style:family="paragraph" style:parent-style-name="Standard">
      <style:paragraph-properties fo:margin-top="0in" fo:margin-bottom="0in" style:contextual-spacing="false" fo:line-height="150%" fo:break-before="page"/>
      <style:text-properties style:font-name="LM Sans 12" officeooo:rsid="00121ac4" officeooo:paragraph-rsid="00121ac4"/>
    </style:style>
    <style:style style:name="P24" style:family="paragraph" style:parent-style-name="Standard">
      <style:paragraph-properties fo:margin-top="0in" fo:margin-bottom="0in" style:contextual-spacing="false" fo:line-height="150%"/>
      <style:text-properties style:font-name="LM Sans 12" fo:font-size="10pt" fo:font-style="normal" officeooo:rsid="0018d01f" officeooo:paragraph-rsid="0016d2e7" style:font-size-asian="8.75pt" style:font-style-asian="normal" style:font-size-complex="10pt" style:font-style-complex="normal"/>
    </style:style>
    <style:style style:name="P25" style:family="paragraph" style:parent-style-name="Standard">
      <style:paragraph-properties fo:margin-top="0in" fo:margin-bottom="0in" style:contextual-spacing="false" fo:line-height="150%"/>
      <style:text-properties style:font-name="LM Sans 12" fo:font-size="10pt" fo:font-style="normal" officeooo:rsid="001db263" officeooo:paragraph-rsid="001d48e7" style:font-size-asian="8.75pt" style:font-style-asian="normal" style:font-size-complex="10pt" style:font-style-complex="normal"/>
    </style:style>
    <style:style style:name="P26" style:family="paragraph" style:parent-style-name="Standard">
      <style:paragraph-properties fo:margin-top="0in" fo:margin-bottom="0in" style:contextual-spacing="false" fo:line-height="150%"/>
      <style:text-properties style:font-name="LM Sans 12" fo:font-size="10pt" fo:font-style="normal" officeooo:rsid="001f632f" officeooo:paragraph-rsid="001f632f" style:font-size-asian="8.75pt" style:font-style-asian="normal" style:font-size-complex="10pt" style:font-style-complex="normal"/>
    </style:style>
    <style:style style:name="P27" style:family="paragraph" style:parent-style-name="Standard">
      <style:paragraph-properties fo:margin-top="0in" fo:margin-bottom="0in" style:contextual-spacing="false" fo:line-height="150%"/>
      <style:text-properties style:font-name="LM Sans 12" fo:font-size="10pt" officeooo:rsid="002e90e8" officeooo:paragraph-rsid="002e90e8" style:font-size-asian="8.75pt" style:font-size-complex="10pt"/>
    </style:style>
    <style:style style:name="P28" style:family="paragraph" style:parent-style-name="Standard">
      <style:paragraph-properties fo:margin-top="0in" fo:margin-bottom="0in" style:contextual-spacing="false" fo:line-height="150%"/>
      <style:text-properties style:font-name="LM Sans 12" fo:font-size="14pt" fo:font-style="normal" fo:font-weight="bold" officeooo:rsid="001d48e7" officeooo:paragraph-rsid="001d48e7" style:font-size-asian="14pt" style:font-style-asian="normal" style:font-weight-asian="bold" style:font-size-complex="14pt" style:font-style-complex="normal" style:font-weight-complex="bold"/>
    </style:style>
    <style:style style:name="P29" style:family="paragraph" style:parent-style-name="Standard">
      <style:paragraph-properties fo:margin-top="0in" fo:margin-bottom="0in" style:contextual-spacing="false" fo:line-height="150%"/>
      <style:text-properties style:font-name="LM Sans 12" fo:font-size="14pt" fo:font-style="normal" fo:font-weight="bold" officeooo:rsid="001db263" officeooo:paragraph-rsid="001f632f" style:font-size-asian="14pt" style:font-style-asian="normal" style:font-weight-asian="bold" style:font-size-complex="14pt" style:font-style-complex="normal" style:font-weight-complex="bold"/>
    </style:style>
    <style:style style:name="P30" style:family="paragraph" style:parent-style-name="Standard">
      <style:paragraph-properties fo:margin-top="0in" fo:margin-bottom="0in" style:contextual-spacing="false" fo:line-height="150%"/>
      <style:text-properties style:font-name="LM Sans 12" fo:font-size="14pt" fo:font-style="normal" fo:font-weight="bold" officeooo:rsid="0020b4f7" officeooo:paragraph-rsid="002327a3" style:font-size-asian="14pt" style:font-style-asian="normal" style:font-weight-asian="bold" style:font-size-complex="14pt" style:font-style-complex="normal" style:font-weight-complex="bold"/>
    </style:style>
    <style:style style:name="P31" style:family="paragraph" style:parent-style-name="Standard">
      <style:paragraph-properties fo:margin-top="0in" fo:margin-bottom="0in" style:contextual-spacing="false" fo:line-height="150%"/>
      <style:text-properties style:font-name="LM Sans 12" fo:font-size="14pt" fo:font-style="normal" fo:font-weight="bold" officeooo:rsid="002c3f4c" officeooo:paragraph-rsid="002c3f4c" style:font-size-asian="14pt" style:font-style-asian="normal" style:font-weight-asian="bold" style:font-size-complex="14pt" style:font-style-complex="normal" style:font-weight-complex="bold"/>
    </style:style>
    <style:style style:name="P32" style:family="paragraph" style:parent-style-name="Standard">
      <style:paragraph-properties fo:margin-top="0in" fo:margin-bottom="0in" style:contextual-spacing="false" fo:line-height="150%" fo:break-before="page"/>
      <style:text-properties style:font-name="LM Sans 12" fo:font-size="14pt" fo:font-style="normal" fo:font-weight="bold" officeooo:rsid="0032f200" officeooo:paragraph-rsid="0032f200" style:font-size-asian="14pt" style:font-style-asian="normal" style:font-weight-asian="bold" style:font-size-complex="14pt" style:font-style-complex="normal" style:font-weight-complex="bold"/>
    </style:style>
    <style:style style:name="T1" style:family="text">
      <style:text-properties style:font-name="LM Sans 12" fo:font-size="10pt" style:font-size-asian="10pt" style:font-size-complex="10pt"/>
    </style:style>
    <style:style style:name="T2" style:family="text">
      <style:text-properties style:font-name="LM Sans 12" fo:font-size="10pt" officeooo:rsid="000e8521" style:font-size-asian="10pt" style:font-size-complex="10pt"/>
    </style:style>
    <style:style style:name="T3" style:family="text">
      <style:text-properties style:font-name="LM Sans 12" fo:font-size="10pt" officeooo:rsid="00102ff1" style:font-size-asian="10pt" style:font-size-complex="10pt"/>
    </style:style>
    <style:style style:name="T4" style:family="text">
      <style:text-properties style:font-name="LM Sans 12" fo:font-size="10pt" fo:font-weight="bold" style:font-size-asian="10pt" style:font-weight-asian="bold" style:font-size-complex="10pt" style:font-weight-complex="bold"/>
    </style:style>
    <style:style style:name="T5" style:family="text">
      <style:text-properties style:font-name="LM Sans 12" fo:font-size="10pt" fo:font-weight="bold" officeooo:rsid="00294e2f" style:font-size-asian="10pt" style:font-weight-asian="bold" style:font-size-complex="10pt" style:font-weight-complex="bold"/>
    </style:style>
    <style:style style:name="T6" style:family="text">
      <style:text-properties officeooo:rsid="001176c4"/>
    </style:style>
    <style:style style:name="T7" style:family="text">
      <style:text-properties officeooo:rsid="001376a9"/>
    </style:style>
    <style:style style:name="T8" style:family="text">
      <style:text-properties officeooo:rsid="0016db30"/>
    </style:style>
    <style:style style:name="T9" style:family="text">
      <style:text-properties style:font-name="LM Mono 12" officeooo:rsid="0016db30"/>
    </style:style>
    <style:style style:name="T10" style:family="text">
      <style:text-properties style:font-name="LM Mono 12" fo:font-style="normal" style:font-style-asian="normal" style:font-style-complex="normal"/>
    </style:style>
    <style:style style:name="T11" style:family="text">
      <style:text-properties style:font-name="LM Mono 12" fo:font-style="normal" officeooo:rsid="0020b4f7" style:font-style-asian="normal" style:font-style-complex="normal"/>
    </style:style>
    <style:style style:name="T12" style:family="text">
      <style:text-properties style:font-name="LM Mono 12" fo:font-style="normal" officeooo:rsid="0026011a" style:font-style-asian="normal" style:font-style-complex="normal"/>
    </style:style>
    <style:style style:name="T13" style:family="text">
      <style:text-properties fo:font-style="normal" style:font-style-asian="normal" style:font-style-complex="normal"/>
    </style:style>
    <style:style style:name="T14" style:family="text">
      <style:text-properties fo:font-style="normal" officeooo:rsid="0016db30" style:font-style-asian="normal" style:font-style-complex="normal"/>
    </style:style>
    <style:style style:name="T15" style:family="text">
      <style:text-properties fo:font-style="normal" officeooo:rsid="0018d01f" style:font-style-asian="normal" style:font-style-complex="normal"/>
    </style:style>
    <style:style style:name="T16" style:family="text">
      <style:text-properties fo:font-style="normal" officeooo:rsid="001b9892" style:font-style-asian="normal" style:font-style-complex="normal"/>
    </style:style>
    <style:style style:name="T17" style:family="text">
      <style:text-properties fo:font-style="normal" officeooo:rsid="001cd8a3" style:font-style-asian="normal" style:font-style-complex="normal"/>
    </style:style>
    <style:style style:name="T18" style:family="text">
      <style:text-properties fo:font-style="normal" officeooo:rsid="001db263" style:font-style-asian="normal" style:font-style-complex="normal"/>
    </style:style>
    <style:style style:name="T19" style:family="text">
      <style:text-properties fo:font-style="normal" officeooo:rsid="001ef1eb" style:font-style-asian="normal" style:font-style-complex="normal"/>
    </style:style>
    <style:style style:name="T20" style:family="text">
      <style:text-properties fo:font-style="normal" officeooo:rsid="0020b4f7" style:font-style-asian="normal" style:font-style-complex="normal"/>
    </style:style>
    <style:style style:name="T21" style:family="text">
      <style:text-properties fo:font-style="normal" officeooo:rsid="0022a5d3" style:font-style-asian="normal" style:font-style-complex="normal"/>
    </style:style>
    <style:style style:name="T22" style:family="text">
      <style:text-properties fo:font-style="normal" officeooo:rsid="00251cc9" style:font-style-asian="normal" style:font-style-complex="normal"/>
    </style:style>
    <style:style style:name="T23" style:family="text">
      <style:text-properties fo:font-style="normal" officeooo:rsid="0026011a" style:font-style-asian="normal" style:font-style-complex="normal"/>
    </style:style>
    <style:style style:name="T24" style:family="text">
      <style:text-properties fo:font-style="normal" officeooo:rsid="002bb690" style:font-style-asian="normal" style:font-style-complex="normal"/>
    </style:style>
    <style:style style:name="T25" style:family="text">
      <style:text-properties fo:font-style="normal" officeooo:rsid="0033d5f1" style:font-style-asian="normal" style:font-style-complex="normal"/>
    </style:style>
    <style:style style:name="T26" style:family="text">
      <style:text-properties fo:font-style="normal" officeooo:rsid="0036839d" style:font-style-asian="normal" style:font-style-complex="normal"/>
    </style:style>
    <style:style style:name="T27" style:family="text">
      <style:text-properties fo:font-style="normal" officeooo:rsid="00371a69" style:font-style-asian="normal" style:font-style-complex="normal"/>
    </style:style>
    <style:style style:name="T28" style:family="text">
      <style:text-properties fo:font-style="normal" officeooo:rsid="0038acc9" style:font-style-asian="normal" style:font-style-complex="normal"/>
    </style:style>
    <style:style style:name="T29" style:family="text">
      <style:text-properties fo:font-style="normal" officeooo:rsid="003a9cce" style:font-style-asian="normal" style:font-style-complex="normal"/>
    </style:style>
    <style:style style:name="T30" style:family="text">
      <style:text-properties fo:font-style="normal" fo:font-weight="bold" officeooo:rsid="0016db30" style:font-style-asian="normal" style:font-weight-asian="bold" style:font-style-complex="normal" style:font-weight-complex="bold"/>
    </style:style>
    <style:style style:name="T31" style:family="text">
      <style:text-properties fo:font-weight="bold" style:font-weight-asian="bold" style:font-weight-complex="bold"/>
    </style:style>
    <style:style style:name="T32" style:family="text">
      <style:text-properties fo:font-size="14pt" fo:font-weight="bold" style:font-size-asian="14pt" style:font-weight-asian="bold" style:font-size-complex="14pt" style:font-weight-complex="bold"/>
    </style:style>
    <style:style style:name="T33" style:family="text">
      <style:text-properties fo:font-size="14pt" fo:font-weight="bold" officeooo:rsid="002c3f4c"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olfgang C. Strack</text:p>
      <text:p text:style-name="P3">CS175: From JavaScript to AJAX</text:p>
      <text:p text:style-name="P3">15 December 2015</text:p>
      <text:p text:style-name="P3"/>
      <text:p text:style-name="P20"><text:span text:style-name="T4">Running </text:span><text:span text:style-name="T5">HTML</text:span><text:span text:style-name="T1">: <text:tab/></text:span><text:a xlink:type="simple" xlink:href="http://toolkit.cs.ohlone.edu/~gen246/project/"><text:span text:style-name="T1">http://toolkit.cs.ohlone.edu/~gen246/project/</text:span></text:a></text:p>
      <text:p text:style-name="P21"><text:span text:style-name="T4">JavaScript</text:span><text:span text:style-name="T1">:<text:tab/><text:tab/></text:span><text:a xlink:type="simple" xlink:href="http://toolkit.cs.ohlone.edu/~gen246/project/js/index.js"><text:span text:style-name="T2">http://toolkit.cs.ohlone.edu/~gen246/project/js/index.js</text:span></text:a></text:p>
      <text:p text:style-name="P8"><text:span text:style-name="T31">Main CSS</text:span>:<text:tab/><text:tab/><text:a xlink:type="simple" xlink:href="http://toolkit.cs.ohlone.edu/~gen246/project/css/index.css">http://toolkit.cs.ohlone.edu/~gen246/project/css/index.css</text:a></text:p>
      <text:p text:style-name="P4"/>
      <text:p text:style-name="P4">To view the HTML for the project, use the browser's “View Source” tools.</text:p>
      <text:p text:style-name="P4"/>
      <text:p text:style-name="P22"><text:span text:style-name="T1">Onward, the site design is based off of a (very) rough-draft design of another personal web-development project I am currently working on. </text:span><text:span text:style-name="T3">That project is called “AID: Assist Improved” and more information on it can be found at: </text:span><text:a xlink:type="simple" xlink:href="https://github.com/vulfgang/AID"><text:span text:style-name="T3">https://github.com/vulfgang/AID</text:span></text:a><text:span text:style-name="T3">.</text:span></text:p>
      <text:p text:style-name="P5"/>
      <text:p text:style-name="P6">In the JavaScript file linked above, everything is split up into functions called by the main() functions. There is some documentation above each function to explain what its doing. The rest of this presentation will consist of breaking down each JavaScript/jQuery function individually and explaining in further detail what is going on as well as my thoughts on the code when I was implementing it, difficulties I encountered, and <text:span text:style-name="T6">what I have learned</text:span>.</text:p>
      <text:p text:style-name="P1"/>
      <text:p text:style-name="P23"><text:span text:style-name="T32">function main(</text:span><text:span text:style-name="T33">$</text:span><text:span text:style-name="T32">)</text:span></text:p>
      <text:p text:style-name="P7">I felt the need to have a main function just so I could keep things more organized in the code. JavaScript tends to get very messy and repetitive so I try to organize and format as much of it as I can and increase readability. <text:span text:style-name="T7">There isn't much to explain here—the main method calls every other method in the script (besides defer_jquery()) and methods that involve jQuery are wrapped in a $(document).ready to ensure those methods work properly. The $ parameter is passed in as the jQuery variable.</text:span></text:p>
      <text:p text:style-name="P7"/>
      <text:p text:style-name="P2">function insert_common_includes()</text:p>
      <text:p text:style-name="P9">This function probably deserves the most explaining out of all the other functions. <text:span text:style-name="T8">When coding this function, I was trying to solve the problem of not having to type out multiple different </text:span><text:span text:style-name="T9">&lt;script&gt; </text:span><text:span text:style-name="T8">and </text:span><text:span text:style-name="T9">&lt;link&gt;</text:span><text:span text:style-name="T8"> tags on multiple pages. In other words, if I had a bunch of style-sheets I wanted to include in all of the pages of my website, I wanted a way to dynamically insert tags linking them instead of hard-coding them all by myself on </text:span><text:span text:style-name="T30">each</text:span><text:span text:style-name="T14"> page. </text:span><text:span text:style-name="T15">While this can be done with a server-side language, I felt that I could still find a way to do it with just front-end JavaScript—what this class focuses on.</text:span></text:p>
      <text:p text:style-name="P24"/>
      <text:p text:style-name="P10"><text:span text:style-name="T15">A</text:span><text:span text:style-name="T13">nd indeed, I did find a neat way to do it—I used AJAX. Specifically, I used jQuery's AJAX helper method to retrieve the style-sheets I wanted with a GET request to the server. Then, in a callback function argument of the AJAX helper method, I would append the CSS data that was received to the </text:span><text:span text:style-name="T10">&lt;head&gt;</text:span><text:span text:style-name="T13"> of the page as a </text:span><text:span text:style-name="T10">&lt;style&gt;</text:span><text:span text:style-name="T13"> tag.</text:span></text:p>
      <text:p text:style-name="P10"/>
      <text:p text:style-name="P10"><text:span text:style-name="T13">While this </text:span><text:span text:style-name="T16">function</text:span><text:span text:style-name="T13"> appends CSS style-sheets dynamically, it can also append JavaScripts dynamically as well. In my case, however, the only JavaScripts I wanted included (besides index.js itself) were jQuery tools. In order for this function to work, jQuery needs to already be loaded so that's why I could not dynamically insert </text:span><text:span text:style-name="T17">using </text:span><text:span text:style-name="T13">this function.</text:span></text:p>
      <text:p text:style-name="P10"/>
      <text:p text:style-name="P28">function execute_jquery_ui()</text:p>
      <text:p text:style-name="P11"><text:span text:style-name="T13">The first thing that might be noticed is that this function is very short. It does only one thing, to be exact, and that's to activate the jQuery UI tabs on the page. I had originally planned to include some implementations of jQuery UI effects here. In fact, I did previously implement these examples but realized that they didn't really do anything good for the site. Rather, the adding of different effects—whether they be animations, style changes, </text:span><text:span text:style-name="T19">other UI elements</text:span><text:span text:style-name="T13">—made the site seem cluttered and more unprofessional. </text:span><text:span text:style-name="T18">With that said, I opted to leave that jQuery UI functionality out in favor of a cleaner look for the site.</text:span></text:p>
      <text:p text:style-name="P25"/>
      <text:p text:style-name="P19">Anyway, the jQuery tabs here can all be seen in the red navigation bar near the top of the page. These pages are the <text:soft-page-break/>Home, Favorites, About, and Contact pages. Originally, the links in this navigation bar were supposed to lead to separate HTML pages, but I felt it might be useful to turn this functionality of the site into tabs.</text:p>
      <text:p text:style-name="P11"/>
      <text:p text:style-name="P29">function execute_jquery_validation()</text:p>
      <text:p text:style-name="P12"><text:span text:style-name="T18">W</text:span><text:span text:style-name="T13">hen I first learned jQuery validations in this class, I realized how very useful and handy the methods can be. Hand-coding the validations was a good learning experience as well and made me appreciate the jQuery validation methods even more since they abstract away all of the small details.</text:span></text:p>
      <text:p text:style-name="P26"/>
      <text:p text:style-name="P13"><text:span text:style-name="T13">With all of that said, I implemented the use of jQuery form validations in this function. The implemented validations come with custom CSS that styles error messages to appear red and next to the invalid field. </text:span><text:span text:style-name="T20">In the process of implementing this particular example, I learned that jQuery automatically detects email fields if you set the form </text:span><text:span text:style-name="T21">like</text:span><text:span text:style-name="T20"> so: <text:s/></text:span><text:span text:style-name="T11">&lt;input type=”email”...&gt;</text:span><text:span text:style-name="T20">. This is as opposed to setting the type to just “text” and then having to specify sub-options for your email field when calling the jQuery validation method.</text:span></text:p>
      <text:p text:style-name="P13"/>
      <text:p text:style-name="P30">function execute_jquery_other()</text:p>
      <text:p text:style-name="P14"><text:span text:style-name="T20">T</text:span><text:span text:style-name="T13">his function </text:span><text:span text:style-name="T22">executes</text:span><text:span text:style-name="T13"> any other jQuery functionality that doesn't involve jQuery UI or validation. </text:span><text:span text:style-name="T23">I did not want to go overboard with the animations, style changes, etc. because, again, I had actually implemented several examples using </text:span><text:span text:style-name="T12">$().animate</text:span><text:span text:style-name="T23"> or other combinations of jQuery methods with </text:span><text:span text:style-name="T12">$().mouseover, $().click, $().toggle,</text:span><text:span text:style-name="T23"> etc. but it all ended up just making the site look worse rather than better.</text:span></text:p>
      <text:p text:style-name="P15"/>
      <text:p text:style-name="P15"><text:span text:style-name="T23">I</text:span><text:span text:style-name="T13">n place, I kept two jQuery calls that are both combinations of </text:span><text:span text:style-name="T10">$().hover</text:span><text:span text:style-name="T13"> and </text:span><text:span text:style-name="T10">$().add/removeClass</text:span><text:span text:style-name="T13">. These calls go with their own custom CSS which can be found in the link specified above </text:span><text:span text:style-name="T24">(index.css)</text:span><text:span text:style-name="T13">. </text:span><text:span text:style-name="T27">The first call makes it such that whenever the mouse hovers over a “search result” on the home page, the table row it is organized in will become bold so as to give it a “focused” look. </text:span><text:span text:style-name="T28">The second call to $().hover makes the navigation-bar links</text:span><text:span text:style-name="T29">' text</text:span><text:span text:style-name="T28"> focus whenever the cursor mouses over them.</text:span></text:p>
      <text:p text:style-name="P15"/>
      <text:p text:style-name="P31">function defer_jQuery(method)</text:p>
      <text:p text:style-name="P16"><text:span text:style-name="T13">The inspiration for this function sprung from my frustration of getting errors just because jQuery wasn't loaded into the page. In essence, my custom scripts would load and execute before jQuery was loaded and executed, resulting in a long list full of errors that a bunch of functions are not defined. The most frustrating part about this was that it would only happen sometimes. Since my scripts were loading asynchronously, sometimes jQuery would load before everything else and sometimes it would not, giving me the errors.</text:span></text:p>
      <text:p text:style-name="P16"><text:soft-page-break/><text:span text:style-name="T13"/></text:p>
      <text:p text:style-name="P16"><text:span text:style-name="T13">After getting fed up with the errors and inconsistency of it, I eventually set out to implement this function. Thankfully, this resulted in just what I wanted: no more inconsistent errors. The function does what it describes—it is given a method as a parameter and will only call that method once jQuery has finished loading successfully into the page. Once jQuery is loaded, this function will then call the parameter and pass it jQuery like so: </text:span><text:span text:style-name="T10">method(jQuery)</text:span><text:span text:style-name="T13">. In this particular implementation, defer_jQuery is called and passed the </text:span><text:span text:style-name="T10">main($)</text:span><text:span text:style-name="T13"> function.</text:span></text:p>
      <text:p text:style-name="P16"/>
      <text:p text:style-name="P32">Final Thoughts</text:p>
      <text:p text:style-name="P17"><text:span text:style-name="T13">For all the explanation as well as total time spent on the code for this project, I feel that more of the time and effort went into the HTML rather than the JavaScript/jQuery itself. I do not see this as a bad thing, however. Earlier, I mentioned that I grew much more appreciation for the jQuery validation methods after basically implementing the methods myself. I feel that I can say the same for the rest of the jQuery I have used throughout the project and also throughout the course. We started </text:span><text:span text:style-name="T25">learning and coding </text:span><text:span text:style-name="T13">from raw JavaScript DOM manipulation; jQuery provides a library of functions that make all of that DOM manipulation we learned be far easier and shorter to implement. </text:span><text:span text:style-name="T25">I think that in itself speaks volumes about the usefulness of the concepts within the examples I've implemented in this project.</text:span></text:p>
      <text:p text:style-name="P18"><text:span text:style-name="T25">I</text:span><text:span text:style-name="T13">n short, I've learned and really come to appreciate the things we've learned in this course that we can do with JavaScript/jQuery as well as how jQuery can be used to condense certain bits of JavaScript drastically. </text:span><text:span text:style-name="T26">I'm also glad I got a taste of AJAX, even if it didn't require using a server-side language. From the example I implemented, I read plenty of information about it and that in itself was useful for 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M Mono 12" svg:font-family="'LM Mono 12'"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M Sans 12" svg:font-family="'LM Sans 12'"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4T22:58:19.260284964</meta:creation-date>
    <dc:date>2015-12-15T01:23:13.460460380</dc:date>
    <meta:editing-duration>PT2H17M17S</meta:editing-duration>
    <meta:editing-cycles>49</meta:editing-cycles>
    <meta:generator>LibreOffice/4.2.8.2$Linux_X86_64 LibreOffice_project/420m0$Build-2</meta:generator>
    <meta:document-statistic meta:table-count="0" meta:image-count="0" meta:object-count="0" meta:page-count="5" meta:paragraph-count="30" meta:word-count="1327" meta:character-count="8023" meta:non-whitespace-character-count="6728"/>
  </office:meta>
</office:document-meta>
</file>